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5cm" fo:min-width="0.717cm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358cm"/>
      <style:paragraph-properties style:writing-mode="lr-tb"/>
    </style:style>
    <style:style style:name="gr9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style:text-properties style:font-name="Ubuntu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style:text-properties style:font-name="Ubuntu Mono1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Ubuntu Mono1" fo:font-size="14pt" style:font-size-asian="14pt" style:font-size-complex="14pt"/>
    </style:style>
    <style:style style:name="T1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38cm" svg:y1="5.263cm" svg:x2="14.652cm" svg:y2="5.263cm">
          <text:p/>
        </draw:line>
        <draw:frame draw:style-name="gr2" draw:text-style-name="P2" draw:layer="layout" svg:width="9.208cm" svg:height="1.739cm" svg:x="4.809cm" svg:y="1.317cm">
          <draw:text-box>
            <text:p><text:span text:style-name="T1">tchanEvt :: m (TChan a) -&gt; Evt m a</text:span></text:p>
            <text:p><text:span text:style-name="T1"/></text:p>
          </draw:text-box>
        </draw:frame>
        <draw:line draw:style-name="gr3" draw:text-style-name="P3" draw:layer="layout" svg:x1="10.842cm" svg:y1="5.242cm" svg:x2="10.842cm" svg:y2="3.02cm">
          <text:p/>
        </draw:line>
        <draw:line draw:style-name="gr3" draw:text-style-name="P3" draw:layer="layout" svg:x1="12.747cm" svg:y1="5.242cm" svg:x2="12.747cm" svg:y2="3.655cm">
          <text:p/>
        </draw:line>
        <draw:line draw:style-name="gr3" draw:text-style-name="P3" draw:layer="layout" svg:x1="14.017cm" svg:y1="5.242cm" svg:x2="14.017cm" svg:y2="3.02cm">
          <text:p/>
        </draw:line>
        <draw:frame draw:style-name="gr4" draw:text-style-name="P2" draw:layer="layout" svg:width="2.539cm" svg:height="0.747cm" svg:x="11.477cm" svg:y="5.65cm">
          <draw:text-box>
            <text:p text:style-name="P4"><text:span text:style-name="T1">Evt m a</text:span></text:p>
          </draw:text-box>
        </draw:frame>
        <draw:custom-shape draw:style-name="gr5" draw:text-style-name="P5" draw:layer="layout" svg:width="1.269cm" svg:height="0.952cm" svg:x="4.175cm" svg:y="4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69cm" svg:height="0.952cm" svg:x="5.445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69cm" svg:height="0.952cm" svg:x="6.714cm" svg:y="4.4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317cm" svg:height="0.317cm" svg:x="4.64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0.317cm" svg:height="0.317cm" svg:x="4.64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" draw:id="id1" draw:layer="layout" svg:width="0.317cm" svg:height="0.317cm" svg:x="5.96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xml:id="id2" draw:id="id2" draw:layer="layout" svg:width="3.175cm" svg:height="0.747cm" svg:x="2.269cm" svg:y="6.285cm">
          <draw:text-box>
            <text:p text:style-name="P8"><text:span text:style-name="T1">w</text:span><text:span text:style-name="T1">r</text:span><text:span text:style-name="T1">i</text:span><text:span text:style-name="T1">t</text:span><text:span text:style-name="T1">e</text:span><text:span text:style-name="T1">T</text:span><text:span text:style-name="T1">C</text:span><text:span text:style-name="T1">h</text:span><text:span text:style-name="T1">a</text:span><text:span text:style-name="T1">n</text:span></text:p>
          </draw:text-box>
        </draw:frame>
        <draw:connector draw:style-name="gr9" draw:text-style-name="P6" draw:layer="layout" svg:x1="6.124cm" svg:y1="5.127cm" svg:x2="5.444cm" svg:y2="6.658cm" draw:start-shape="id1" draw:start-glue-point="8" draw:end-shape="id2" draw:end-glue-point="1" svg:d="M6124 5127v1531h-680" svg:viewBox="0 0 681 1532">
          <text:p/>
        </draw:connector>
        <draw:connector draw:style-name="gr9" draw:text-style-name="P6" draw:layer="layout" svg:x1="4.803cm" svg:y1="5.127cm" svg:x2="3.856cm" svg:y2="6.285cm" draw:start-shape="id3" draw:start-glue-point="8" draw:end-shape="id2" draw:end-glue-point="0" svg:d="M4803 5127v580h-947v578" svg:viewBox="0 0 948 1159">
          <text:p/>
        </draw:connector>
        <draw:line draw:style-name="gr10" draw:text-style-name="P5" draw:layer="layout" svg:x1="6.714cm" svg:y1="3.857cm" svg:x2="7.349cm" svg:y2="2.905cm">
          <text:p/>
        </draw:line>
        <draw:line draw:style-name="gr10" draw:text-style-name="P5" draw:layer="layout" svg:x1="7.349cm" svg:y1="2.905cm" svg:x2="8.619cm" svg:y2="2.587cm">
          <text:p/>
        </draw:line>
        <draw:line draw:style-name="gr11" draw:text-style-name="P5" draw:layer="layout" svg:x1="8.619cm" svg:y1="2.587cm" svg:x2="9.889cm" svg:y2="3.222cm">
          <text:p/>
        </draw:line>
        <draw:frame draw:style-name="gr12" draw:text-style-name="P9" draw:layer="layout" svg:width="2.54cm" svg:height="0.952cm" svg:x="2.587cm" svg:y="3.223cm">
          <draw:text-box>
            <text:p text:style-name="P8"><text:span text:style-name="T1">TChan </text:span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04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23:54.024207935</dc:date>
    <meta:editing-duration>PT1H29M52S</meta:editing-duration>
    <meta:editing-cycles>13</meta:editing-cycles>
    <meta:generator>LibreOffice/7.2.5.2.0$Linux_X86_64 LibreOffice_project/711f8d38e9451cd2fd39b6963d2a3fc166f04cb1</meta:generator>
    <meta:document-statistic meta:object-count="19"/>
  </office:meta>
</office:document-meta>
</file>